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25cm"/>
    </style:style>
    <style:style style:name="co2" style:family="table-column">
      <style:table-column-properties fo:break-before="auto" style:column-width="2.191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3.196cm"/>
    </style:style>
    <style:style style:name="co6" style:family="table-column">
      <style:table-column-properties fo:break-before="auto" style:column-width="0.37cm"/>
    </style:style>
    <style:style style:name="co7" style:family="table-column">
      <style:table-column-properties fo:break-before="auto" style:column-width="1.974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2.524cm"/>
    </style:style>
    <style:style style:name="co11" style:family="table-column">
      <style:table-column-properties fo:break-before="auto" style:column-width="4.665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277cm"/>
    </style:style>
    <style:style style:name="co14" style:family="table-column">
      <style:table-column-properties fo:break-before="auto" style:column-width="8.71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1.21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5002" number:language="en" number:country="AU">
      <number:number number:decimal-places="2" number:min-integer-digits="1"/>
    </number:number-style>
    <style:style style:name="ce1" style:family="table-cell" style:parent-style-name="Excel_20_Built-in_20_Normal">
      <style:table-cell-properties fo:border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4" style:family="table-cell" style:parent-style-name="Excel_20_Built-in_20_Normal" style:data-style-name="N5002"/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9" style:family="table-cell" style:parent-style-name="Default">
      <style:table-cell-properties fo:border="0.002cm solid #000000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Excel_20_Built-in_20_Normal">
      <style:table-cell-properties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="0.002cm solid #000000"/>
    </style:style>
    <style:style style:name="ce24" style:family="table-cell" style:parent-style-name="Default">
      <style:table-cell-properties fo:border="0.002cm solid #000000"/>
      <style:text-properties fo:font-size="11pt" style:font-size-asian="11pt" style:font-size-complex="11pt"/>
    </style:style>
    <style:style style:name="ce2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Excel_20_Built-in_20_Normal">
      <style:table-cell-properties fo:wrap-option="wrap" fo:border="0.002cm solid #000000"/>
    </style:style>
    <style:style style:name="ce27" style:family="table-cell" style:parent-style-name="Excel_20_Built-in_20_Normal">
      <style:table-cell-properties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9" style:family="table-cell" style:parent-style-name="Excel_20_Built-in_20_Normal">
      <style:table-cell-properties fo:border="0.002cm solid #000000"/>
      <style:text-properties fo:language="zxx" fo:country="none" style:text-underline-mode="continuous" style:text-overline-mode="continuous" style:text-line-through-mode="continuous" style:font-name-asian="Lucida Sans Unicode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30" style:family="table-cell" style:parent-style-name="Excel_20_Built-in_20_Normal">
      <style:text-properties fo:language="zxx" fo:country="none" style:text-underline-mode="continuous" style:text-overline-mode="continuous" style:text-line-through-mode="continuous" style:font-name-asian="Lucida Sans Unicode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fo:wrap-option="wrap"/>
    </style:style>
    <style:style style:name="ce32" style:family="table-cell" style:parent-style-name="Excel_20_Built-in_20_Normal">
      <style:text-properties fo:font-size="11pt" style:font-size-asian="11pt" style:font-size-complex="11pt"/>
    </style:style>
    <style:style style:name="ta_extref" style:family="table">
      <style:table-properties table:display="false"/>
    </style:style>
    <style:style style:name="T1" style:family="text">
      <style:text-properties fo:language="en" fo:country="AU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ce6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 table:number-columns-spanned="6" table:number-rows-spanned="1">
            <text:p>Biophage Network packet description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There are two primary packets sent throughout the duration of the game session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Uninfected cells descriptor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Infected cell cluster descripto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table:number-columns-spanned="5" table:number-rows-spanned="1">
            <text:p>Uninfected cells packet (from Server)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number-columns-repeated="1019"/>
        </table:table-row>
        <table:table-row table:style-name="ro4">
          <table:table-cell table:style-name="ce5" office:value-type="string">
            <text:p>Data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Num bytes</text:p>
          </table:table-cell>
          <table:table-cell table:style-name="ce11" office:value-type="string">
            <text:p>Est. Group count (max)</text:p>
          </table:table-cell>
          <table:table-cell table:style-name="ce11" office:value-type="string">
            <text:p>Sub <text:span text:style-name="T1">Totalling</text:span></text:p>
          </table:table-cell>
          <table:table-cell/>
          <table:table-cell table:style-name="ce15" office:value-type="string">
            <text:p>Notes</text:p>
          </table:table-cell>
          <table:table-cell table:number-columns-repeated="1017"/>
        </table:table-row>
        <table:table-row table:style-name="ro2">
          <table:table-cell office:value-type="string">
            <text:p>XNA Header</text:p>
          </table:table-cell>
          <table:table-cell office:value-type="string">
            <text:p>n/a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C9]*[.D9]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office:value-type="string">
            <text:p>Time Stamp</text:p>
          </table:table-cell>
          <table:table-cell office:value-type="string">
            <text:p>floa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E9]+([.C10]*[.D10])" office:value-type="float" office:value="54">
            <text:p>54</text:p>
          </table:table-cell>
          <table:table-cell table:number-columns-repeated="1019"/>
        </table:table-row>
        <table:table-row table:style-name="ro2">
          <table:table-cell office:value-type="string">
            <text:p>Packet ID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10]+([.C11]*[.D11])" office:value-type="float" office:value="55">
            <text:p>55</text:p>
          </table:table-cell>
          <table:table-cell/>
          <table:table-cell office:value-type="string">
            <text:p>NETSERVER_UNINFECTED_CELLS_TRAN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formula="of:=[.E11]+([.C12]*[.D12])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office:value-type="string">
            <text:p>Cell G.Obj ID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E12]+([.C13]*[.D13])" office:value-type="float" office:value="155">
            <text:p>155</text:p>
          </table:table-cell>
          <table:table-cell/>
          <table:table-cell office:value-type="string">
            <text:p>Max 200 uninfected cells</text:p>
          </table:table-cell>
          <table:table-cell table:number-columns-repeated="1017"/>
        </table:table-row>
        <table:table-row table:style-name="ro2">
          <table:table-cell office:value-type="string">
            <text:p>Position</text:p>
          </table:table-cell>
          <table:table-cell office:value-type="string">
            <text:p>halfVec4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[.E13]+([.C14]*[.D14])" office:value-type="float" office:value="955">
            <text:p>955</text:p>
          </table:table-cell>
          <table:table-cell table:number-columns-repeated="1019"/>
        </table:table-row>
        <table:table-row table:style-name="ro2">
          <table:table-cell office:value-type="string">
            <text:p>Rotations</text:p>
          </table:table-cell>
          <table:table-cell office:value-type="string">
            <text:p>halfVec4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[.E14]+([.C15]*[.D15])" office:value-type="float" office:value="1755">
            <text:p>175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At 4 packets per second</text:p>
          </table:table-cell>
          <table:table-cell table:formula="of:=[.E15]*4" office:value-type="float" office:value="7020">
            <text:p>702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Total per second (kb/s)</text:p>
          </table:table-cell>
          <table:table-cell table:style-name="ce14" table:formula="of:=[.E17]/1024" office:value-type="float" office:value="6.85546875">
            <text:p>6.8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4"/>
          <table:table-cell table:number-columns-repeated="1019"/>
        </table:table-row>
        <table:table-row table:style-name="ro2">
          <table:table-cell table:style-name="ce6" office:value-type="string">
            <text:p>Comment:</text:p>
          </table:table-cell>
          <table:table-cell table:style-name="ce6" office:value-type="string">
            <text:p>If the client detects missing cell IDs, that cell will no longer be present in the game</text:p>
          </table:table-cell>
          <table:table-cell table:number-columns-repeated="2"/>
          <table:table-cell table:style-name="ce14"/>
          <table:table-cell table:number-columns-repeated="1019"/>
        </table:table-row>
        <table:table-row table:style-name="ro2">
          <table:table-cell table:number-columns-repeated="4"/>
          <table:table-cell table:style-name="ce1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table:number-columns-spanned="5" table:number-rows-spanned="1">
            <text:p>Infected cell clusters packet (from Server)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number-columns-repeated="1019"/>
        </table:table-row>
        <table:table-row table:style-name="ro4">
          <table:table-cell table:style-name="ce5" office:value-type="string">
            <text:p>Data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Num bytes</text:p>
          </table:table-cell>
          <table:table-cell table:style-name="ce11" office:value-type="string">
            <text:p>Est. Group count (max)</text:p>
          </table:table-cell>
          <table:table-cell table:style-name="ce11" office:value-type="string">
            <text:p>Sub <text:span text:style-name="T1">Totalling</text:span></text:p>
          </table:table-cell>
          <table:table-cell table:number-columns-repeated="1019"/>
        </table:table-row>
        <table:table-row table:style-name="ro2">
          <table:table-cell office:value-type="string">
            <text:p>XNA Header</text:p>
          </table:table-cell>
          <table:table-cell office:value-type="string">
            <text:p>n/a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C25]*[.D25]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office:value-type="string">
            <text:p>Time Stamp</text:p>
          </table:table-cell>
          <table:table-cell office:value-type="string">
            <text:p>floa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E25]+([.C26]*[.D26])" office:value-type="float" office:value="54">
            <text:p>54</text:p>
          </table:table-cell>
          <table:table-cell table:number-columns-repeated="1019"/>
        </table:table-row>
        <table:table-row table:style-name="ro2">
          <table:table-cell office:value-type="string">
            <text:p>Packet ID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26]+([.C27]*[.D27])" office:value-type="float" office:value="55">
            <text:p>55</text:p>
          </table:table-cell>
          <table:table-cell/>
          <table:table-cell office:value-type="string">
            <text:p>NETSERVER_CELL_CLUSTERS_TRAN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formula="of:=[.E27]+([.C28]*[.D28])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office:value-type="string">
            <text:p>Cluster G.Obj ID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E28]+([.C29]*[.D29])" office:value-type="float" office:value="85">
            <text:p>85</text:p>
          </table:table-cell>
          <table:table-cell/>
          <table:table-cell office:value-type="string">
            <text:p>Max 200 clusters</text:p>
          </table:table-cell>
          <table:table-cell table:number-columns-repeated="1017"/>
        </table:table-row>
        <table:table-row table:style-name="ro2">
          <table:table-cell office:value-type="string">
            <text:p>Position</text:p>
          </table:table-cell>
          <table:table-cell office:value-type="string">
            <text:p>halfVec4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formula="of:=[.E29]+([.C30]*[.D30])" office:value-type="float" office:value="325">
            <text:p>325</text:p>
          </table:table-cell>
          <table:table-cell table:number-columns-repeated="1019"/>
        </table:table-row>
        <table:table-row table:style-name="ro2">
          <table:table-cell office:value-type="string">
            <text:p>Rotation</text:p>
          </table:table-cell>
          <table:table-cell/>
          <table:table-cell table:number-columns-repeated="2"/>
          <table:table-cell table:formula="of:=[.E30]+([.C31]*[.D31])" office:value-type="float" office:value="325">
            <text:p>325</text:p>
          </table:table-cell>
          <table:table-cell/>
          <table:table-cell office:value-type="string">
            <text:p>Clusters don't rotat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At 4 packets per second</text:p>
          </table:table-cell>
          <table:table-cell table:formula="of:=[.E31]*4" office:value-type="float" office:value="1300">
            <text:p>130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Total per second (kb/s)</text:p>
          </table:table-cell>
          <table:table-cell table:style-name="ce14" table:formula="of:=[.E33]/1024" office:value-type="float" office:value="1.26953125">
            <text:p>1.27</text:p>
          </table:table-cell>
          <table:table-cell table:number-columns-repeated="1019"/>
        </table:table-row>
        <table:table-row table:style-name="ro2" table:number-rows-repeated="2">
          <table:table-cell table:number-columns-repeated="4"/>
          <table:table-cell table:style-name="ce14"/>
          <table:table-cell table:number-columns-repeated="1019"/>
        </table:table-row>
        <table:table-row table:style-name="ro2">
          <table:table-cell table:style-name="ce7" office:value-type="string" table:number-columns-spanned="5" table:number-rows-spanned="1">
            <text:p>New Cluster (to and from Server)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/>
          <table:table-cell office:value-type="string">
            <text:p>If <text:s/>a new cluster is created, propagate info to everyone about it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Data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Num bytes</text:p>
          </table:table-cell>
          <table:table-cell table:style-name="ce11" office:value-type="string">
            <text:p>Est. Group count (max)</text:p>
          </table:table-cell>
          <table:table-cell table:style-name="ce11" office:value-type="string">
            <text:p>Sub <text:span text:style-name="T1">Totalling</text:span></text:p>
          </table:table-cell>
          <table:table-cell table:number-columns-repeated="1019"/>
        </table:table-row>
        <table:table-row table:style-name="ro2">
          <table:table-cell office:value-type="string">
            <text:p>XNA Header</text:p>
          </table:table-cell>
          <table:table-cell office:value-type="string">
            <text:p>n/a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C39]*[.D39]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office:value-type="string">
            <text:p>Time Stamp</text:p>
          </table:table-cell>
          <table:table-cell office:value-type="string">
            <text:p>floa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E39]+([.C40]*[.D40])" office:value-type="float" office:value="54">
            <text:p>54</text:p>
          </table:table-cell>
          <table:table-cell table:number-columns-repeated="1019"/>
        </table:table-row>
        <table:table-row table:style-name="ro2">
          <table:table-cell office:value-type="string">
            <text:p>Packet ID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40]+([.C41]*[.D41])" office:value-type="float" office:value="55">
            <text:p>55</text:p>
          </table:table-cell>
          <table:table-cell/>
          <table:table-cell office:value-type="string">
            <text:p>NETSERVER_NEW_CLUSTER, NETCLIENT_NEW_CLUSTER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formula="of:=[.E41]+([.C42]*[.D42])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office:value-type="string">
            <text:p>Cluster G.Obj ID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42]+([.C43]*[.D43])" office:value-type="float" office:value="56">
            <text:p>56</text:p>
          </table:table-cell>
          <table:table-cell/>
          <table:table-cell office:value-type="string">
            <text:p>Max 200 clusters</text:p>
          </table:table-cell>
          <table:table-cell table:number-columns-repeated="1017"/>
        </table:table-row>
        <table:table-row table:style-name="ro2">
          <table:table-cell office:value-type="string">
            <text:p>Position</text:p>
          </table:table-cell>
          <table:table-cell office:value-type="string">
            <text:p>halfVec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E43]+([.C44]*[.D44])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office:value-type="string">
            <text:p>Rotation</text:p>
          </table:table-cell>
          <table:table-cell/>
          <table:table-cell table:number-columns-repeated="2"/>
          <table:table-cell table:formula="of:=[.E44]+([.C45]*[.D45])" office:value-type="float" office:value="64">
            <text:p>64</text:p>
          </table:table-cell>
          <table:table-cell/>
          <table:table-cell office:value-type="string">
            <text:p>Clusters don't rotate</text:p>
          </table:table-cell>
          <table:table-cell table:number-columns-repeated="1017"/>
        </table:table-row>
        <table:table-row table:style-name="ro2">
          <table:table-cell office:value-type="string">
            <text:p>Virus ID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45]+([.C46]*[.D46])" office:value-type="float" office:value="65">
            <text:p>65</text:p>
          </table:table-cell>
          <table:table-cell/>
          <table:table-cell office:value-type="string">
            <text:p>Who the cluster belongs to</text:p>
          </table:table-cell>
          <table:table-cell table:number-columns-repeated="1017"/>
        </table:table-row>
        <table:table-row table:style-name="ro2">
          <table:table-cell office:value-type="string">
            <text:p>NumRBCs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46]+([.C47]*[.D47])" office:value-type="float" office:value="66">
            <text:p>66</text:p>
          </table:table-cell>
          <table:table-cell table:number-columns-repeated="1019"/>
        </table:table-row>
        <table:table-row table:style-name="ro2">
          <table:table-cell office:value-type="string">
            <text:p>NumPCs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47]+([.C48]*[.D48])" office:value-type="float" office:value="67">
            <text:p>67</text:p>
          </table:table-cell>
          <table:table-cell table:number-columns-repeated="1019"/>
        </table:table-row>
        <table:table-row table:style-name="ro2">
          <table:table-cell office:value-type="string">
            <text:p>NumBCSs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48]+([.C49]*[.D49])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office:value-type="string">
            <text:p>NumBCTs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49]+([.C50]*[.D50])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office:value-type="string">
            <text:p>NumHYSs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50]+([.C51]*[.D51])" office:value-type="float" office:value="70">
            <text:p>70</text:p>
          </table:table-cell>
          <table:table-cell table:number-columns-repeated="1019"/>
        </table:table-row>
        <table:table-row table:style-name="ro2">
          <table:table-cell office:value-type="string">
            <text:p>NumHYMs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51]+([.C52]*[.D52])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office:value-type="string">
            <text:p>NumHYBs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52]+([.C53]*[.D53])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office:value-type="string">
            <text:p>NumWhiteBCs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53]+([.C54]*[.D54])" office:value-type="float" office:value="73">
            <text:p>73</text:p>
          </table:table-cell>
          <table:table-cell/>
          <table:table-cell office:value-type="string">
            <text:p>Immune system cluster</text:p>
          </table:table-cell>
          <table:table-cell table:number-columns-repeated="1017"/>
        </table:table-row>
        <table:table-row table:style-name="ro2">
          <table:table-cell office:value-type="string">
            <text:p>AttrHealth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54]+([.C55]*[.D55])" office:value-type="float" office:value="74">
            <text:p>74</text:p>
          </table:table-cell>
          <table:table-cell table:number-columns-repeated="1019"/>
        </table:table-row>
        <table:table-row table:style-name="ro2">
          <table:table-cell office:value-type="string">
            <text:p>AttrNutStore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55]+([.C56]*[.D56])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office:value-type="string">
            <text:p>AttrBatOffense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56]+([.C57]*[.D57])" office:value-type="float" office:value="76">
            <text:p>76</text:p>
          </table:table-cell>
          <table:table-cell table:number-columns-repeated="1019"/>
        </table:table-row>
        <table:table-row table:style-name="ro2">
          <table:table-cell office:value-type="string">
            <text:p>AttrBatDefence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57]+([.C58]*[.D58])" office:value-type="float" office:value="77">
            <text:p>7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At 1 packet per 4 seconds</text:p>
          </table:table-cell>
          <table:table-cell table:formula="of:=[.E58]*0.25" office:value-type="float" office:value="19.25">
            <text:p>19.2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Total per second (kb/s)</text:p>
          </table:table-cell>
          <table:table-cell table:style-name="ce14" table:formula="of:=[.E60]/1024" office:value-type="float" office:value="0.018798828125">
            <text:p>0.0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table:number-columns-spanned="5" table:number-rows-spanned="1">
            <text:p>Kill cluster (to and from server)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/>
          <table:table-cell office:value-type="string">
            <text:p>If a cluster has died, been killed, or has combined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Data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Num bytes</text:p>
          </table:table-cell>
          <table:table-cell table:style-name="ce11" office:value-type="string">
            <text:p>Est. Group count (max)</text:p>
          </table:table-cell>
          <table:table-cell table:style-name="ce11" office:value-type="string">
            <text:p>Sub <text:span text:style-name="T1">Totalling</text:span></text:p>
          </table:table-cell>
          <table:table-cell table:number-columns-repeated="1019"/>
        </table:table-row>
        <table:table-row table:style-name="ro2">
          <table:table-cell office:value-type="string">
            <text:p>XNA Header</text:p>
          </table:table-cell>
          <table:table-cell office:value-type="string">
            <text:p>n/a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C66]*[.D66]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office:value-type="string">
            <text:p>Time Stamp</text:p>
          </table:table-cell>
          <table:table-cell office:value-type="string">
            <text:p>floa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E66]+([.C67]*[.D67])" office:value-type="float" office:value="54">
            <text:p>54</text:p>
          </table:table-cell>
          <table:table-cell table:number-columns-repeated="1019"/>
        </table:table-row>
        <table:table-row table:style-name="ro2">
          <table:table-cell office:value-type="string">
            <text:p>Packet ID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67]+([.C68]*[.D68])" office:value-type="float" office:value="55">
            <text:p>55</text:p>
          </table:table-cell>
          <table:table-cell/>
          <table:table-cell office:value-type="string">
            <text:p>NETSERVER_KILL_CLUSTER, NETCLIENT_KILL_UNINFECTED_CELL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formula="of:=[.E68]+([.C69]*[.D69])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office:value-type="string">
            <text:p>Cluster G.Obj ID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69]+([.C70]*[.D70])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At 1 packet per 4 seconds</text:p>
          </table:table-cell>
          <table:table-cell table:formula="of:=[.E69]*0.25" office:value-type="float" office:value="13.75">
            <text:p>13.7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Total per second (kb/s)</text:p>
          </table:table-cell>
          <table:table-cell table:style-name="ce14" table:formula="of:=[.E72]/1024" office:value-type="float" office:value="0.013427734375">
            <text:p>0.0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table:number-columns-spanned="5" table:number-rows-spanned="1">
            <text:p>Update cluster (to and from server)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/>
          <table:table-cell office:value-type="string">
            <text:p>Any update</text:p>
          </table:table-cell>
          <table:table-cell table:number-columns-repeated="1017"/>
        </table:table-row>
        <table:table-row table:style-name="ro2">
          <table:table-cell office:value-type="string">
            <text:p>XNA Header</text:p>
          </table:table-cell>
          <table:table-cell office:value-type="string">
            <text:p>n/a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C77]*[.D77]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office:value-type="string">
            <text:p>Time Stamp</text:p>
          </table:table-cell>
          <table:table-cell office:value-type="string">
            <text:p>floa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E77]+([.C78]*[.D78])" office:value-type="float" office:value="54">
            <text:p>54</text:p>
          </table:table-cell>
          <table:table-cell table:number-columns-repeated="1019"/>
        </table:table-row>
        <table:table-row table:style-name="ro2">
          <table:table-cell office:value-type="string">
            <text:p>Packet ID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78]+([.C79]*[.D79])" office:value-type="float" office:value="55">
            <text:p>55</text:p>
          </table:table-cell>
          <table:table-cell/>
          <table:table-cell office:value-type="string">
            <text:p>NETSERVER_UPDATE_CLUSTER, NETCLIENT_UPDATE_CLUSTER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formula="of:=[.E79]+([.C80]*[.D80])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office:value-type="string">
            <text:p>Cluster G.Obj ID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80]+([.C81]*[.D81])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office:value-type="string">
            <text:p>NumRBCs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81]+([.C82]*[.D82])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office:value-type="string">
            <text:p>NumPCs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82]+([.C83]*[.D83])" office:value-type="float" office:value="58">
            <text:p>58</text:p>
          </table:table-cell>
          <table:table-cell/>
          <table:table-cell office:value-type="string">
            <text:p>NOTE: immune system cluster will only be affected by health and not divide</text:p>
          </table:table-cell>
          <table:table-cell table:number-columns-repeated="1017"/>
        </table:table-row>
        <table:table-row table:style-name="ro2">
          <table:table-cell office:value-type="string">
            <text:p>NumBCSs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83]+([.C84]*[.D84])" office:value-type="float" office:value="59">
            <text:p>59</text:p>
          </table:table-cell>
          <table:table-cell table:number-columns-repeated="1019"/>
        </table:table-row>
        <table:table-row table:style-name="ro2">
          <table:table-cell office:value-type="string">
            <text:p>NumBCTs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84]+([.C85]*[.D85])" office:value-type="float" office:value="60">
            <text:p>60</text:p>
          </table:table-cell>
          <table:table-cell table:number-columns-repeated="1019"/>
        </table:table-row>
        <table:table-row table:style-name="ro2">
          <table:table-cell office:value-type="string">
            <text:p>NumHYSs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85]+([.C86]*[.D86])" office:value-type="float" office:value="61">
            <text:p>61</text:p>
          </table:table-cell>
          <table:table-cell table:number-columns-repeated="1019"/>
        </table:table-row>
        <table:table-row table:style-name="ro2">
          <table:table-cell office:value-type="string">
            <text:p>NumHYMs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86]+([.C87]*[.D87])" office:value-type="float" office:value="62">
            <text:p>62</text:p>
          </table:table-cell>
          <table:table-cell table:number-columns-repeated="1019"/>
        </table:table-row>
        <table:table-row table:style-name="ro2">
          <table:table-cell office:value-type="string">
            <text:p>NumHYBs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87]+([.C88]*[.D88])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office:value-type="string">
            <text:p>AttrHealth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88]+([.C89]*[.D89])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office:value-type="string">
            <text:p>AttrNutStore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89]+([.C90]*[.D90])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office:value-type="string">
            <text:p>AttrBatOffense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90]+([.C91]*[.D91])" office:value-type="float" office:value="66">
            <text:p>66</text:p>
          </table:table-cell>
          <table:table-cell table:number-columns-repeated="1019"/>
        </table:table-row>
        <table:table-row table:style-name="ro2">
          <table:table-cell office:value-type="string">
            <text:p>AttrBatDefence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91]+([.C92]*[.D92])" office:value-type="float" office:value="67">
            <text:p>6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At 1 packet per 2 seconds</text:p>
          </table:table-cell>
          <table:table-cell table:formula="of:=[.E91]*0.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Total per second (kb/s)</text:p>
          </table:table-cell>
          <table:table-cell table:style-name="ce14" table:formula="of:=[.E94]/1024" office:value-type="float" office:value="0.0322265625">
            <text:p>0.0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table:number-columns-spanned="5" table:number-rows-spanned="1">
            <text:p>Target cluster (from client)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/>
          <table:table-cell office:value-type="string">
            <text:p>Cluster is in pursuit of target cluster</text:p>
          </table:table-cell>
          <table:table-cell table:number-columns-repeated="1017"/>
        </table:table-row>
        <table:table-row table:style-name="ro2">
          <table:table-cell office:value-type="string">
            <text:p>XNA Header</text:p>
          </table:table-cell>
          <table:table-cell office:value-type="string">
            <text:p>n/a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C98]*[.D98]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office:value-type="string">
            <text:p>Time Stamp</text:p>
          </table:table-cell>
          <table:table-cell office:value-type="string">
            <text:p>floa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E98]+([.C99]*[.D99])" office:value-type="float" office:value="54">
            <text:p>54</text:p>
          </table:table-cell>
          <table:table-cell table:number-columns-repeated="1019"/>
        </table:table-row>
        <table:table-row table:style-name="ro2">
          <table:table-cell office:value-type="string">
            <text:p>Packet ID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99]+([.C100]*[.D100])" office:value-type="float" office:value="55">
            <text:p>55</text:p>
          </table:table-cell>
          <table:table-cell/>
          <table:table-cell office:value-type="string">
            <text:p>NETSERVER_BATTLE_CLUSTER, NETCLIENT_BATTLE_CLUSTER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formula="of:=[.E100]+([.C101]*[.D101])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office:value-type="string">
            <text:p>Cluster A ID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101]+([.C102]*[.D102])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office:value-type="string">
            <text:p>Cluster B ID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table:formula="of:=[.E102]+([.C103]*[.D103])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At 1 packet per 5 seconds</text:p>
          </table:table-cell>
          <table:table-cell table:formula="of:=[.E102]*0.2" office:value-type="float" office:value="11.2">
            <text:p>11.2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Total per second (kb/s)</text:p>
          </table:table-cell>
          <table:table-cell table:style-name="ce14" table:formula="of:=[.E105]/1024" office:value-type="float" office:value="0.0109375">
            <text:p>0.0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table:number-columns-spanned="5" table:number-rows-spanned="1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Grand total (kb/s)</text:p>
          </table:table-cell>
          <table:table-cell table:style-name="ce14" table:formula="of:=([.E17]+[.E33]+[.E60]+[.E72]+[.E94]+[.E105])/1024" office:value-type="float" office:value="8.200390625">
            <text:p>8.2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>
            <text:p>We can determine the animations (client side) from these packets by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Divide:</text:p>
          </table:table-cell>
          <table:table-cell table:style-name="ce6" office:value-type="string">
            <text:p>A new cell in a cluster <text:s/>must be from mitosis or infecting a new cell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6" office:value-type="string">
            <text:p>1. It is mitosis if there is no change to the number of uninfected cells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6" office:value-type="string">
            <text:p>2. Otherwise, the uninfected closest to the cluster that is no longer updated must be the one infected and joined to the cluster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6"/>
          <table:table-cell table:number-columns-repeated="1022"/>
        </table:table-row>
        <table:table-row table:style-name="ro5">
          <table:table-cell table:style-name="ce8" office:value-type="string">
            <text:p>Combine:</text:p>
          </table:table-cell>
          <table:table-cell table:style-name="ce6" office:value-type="string">
            <text:p>Two clusters <text:span text:style-name="T1">combine</text:span> if: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6" office:value-type="string">
            <text:p>1. The distance between clusters is below a threshold.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13" office:value-type="string">
            <text:p>2. Both clusters belong to the same virus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6" office:value-type="string">
            <text:p>3. One cluster dies and the other has gained the number of cells of the killed cluster.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6"/>
          <table:table-cell table:number-columns-repeated="1022"/>
        </table:table-row>
        <table:table-row table:style-name="ro2">
          <table:table-cell table:style-name="ce8" office:value-type="string">
            <text:p>Died:</text:p>
          </table:table-cell>
          <table:table-cell table:style-name="ce6" office:value-type="string">
            <text:p>If a cluster has died and condition 2 is not met for combine.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6"/>
          <table:table-cell table:number-columns-repeated="1022"/>
        </table:table-row>
        <table:table-row table:style-name="ro2">
          <table:table-cell table:style-name="ce8" office:value-type="string">
            <text:p>Hybrid:</text:p>
          </table:table-cell>
          <table:table-cell table:style-name="ce6" office:value-type="string">
            <text:p>Two cells removed from a cluster with a hybrid in their place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6"/>
          <table:table-cell table:number-columns-repeated="1022"/>
        </table:table-row>
        <table:table-row table:style-name="ro2">
          <table:table-cell table:style-name="ce8" office:value-type="string">
            <text:p>Infect:</text:p>
          </table:table-cell>
          <table:table-cell table:style-name="ce6" office:value-type="string">
            <text:p>If: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6" office:value-type="string">
            <text:p>1. An uninfected cell is no longer updated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6" office:value-type="string">
            <text:p>2. Its distance from a cluster is below a threshold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6" office:value-type="string">
            <text:p>3. That cluster has recently gained the update.</text:p>
          </table:table-cell>
          <table:table-cell table:number-columns-repeated="1022"/>
        </table:table-row>
        <table:table-row table:style-name="ro2" table:number-rows-repeated="12">
          <table:table-cell table:style-name="ce8"/>
          <table:table-cell table:style-name="ce6"/>
          <table:table-cell table:number-columns-repeated="1022"/>
        </table:table-row>
        <table:table-row table:style-name="ro2" table:number-rows-repeated="6">
          <table:table-cell table:style-name="ce8"/>
          <table:table-cell table:number-columns-repeated="1023"/>
        </table:table-row>
        <table:table-row table:style-name="ro2" table:number-rows-repeated="653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9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1017" table:default-cell-style-name="Excel_20_Built-in_20_Normal"/>
        <table:table-row table:style-name="ro6">
          <table:table-cell table:style-name="ce16" office:value-type="string" table:number-columns-spanned="9" table:number-rows-spanned="1">
            <text:p>Packets Implemented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Session start (from server)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5"/>
          <table:covered-table-cell table:style-name="ce2"/>
          <table:table-cell table:style-name="ce25" table:number-columns-repeated="2"/>
          <table:table-cell table:number-columns-repeated="1015"/>
        </table:table-row>
        <table:table-row table:style-name="ro7">
          <table:table-cell table:style-name="ce17" office:value-type="string">
            <text:p>Dat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 bytes</text:p>
          </table:table-cell>
          <table:table-cell table:style-name="ce22" office:value-type="string">
            <text:p>Est. Group count (max)</text:p>
          </table:table-cell>
          <table:table-cell table:style-name="ce22" office:value-type="string">
            <text:p>Sub <text:span text:style-name="T1">Totalling</text:span></text:p>
          </table:table-cell>
          <table:table-cell table:style-name="ce26"/>
          <table:table-cell table:style-name="ce27" office:value-type="string">
            <text:p>Notes</text:p>
          </table:table-cell>
          <table:table-cell table:style-name="ce31" table:number-columns-repeated="1017"/>
        </table:table-row>
        <table:table-row table:style-name="ro2">
          <table:table-cell table:style-name="ce18" office:value-type="string">
            <text:p>XNA Header</text:p>
          </table:table-cell>
          <table:table-cell table:style-name="ce18" office:value-type="string">
            <text:p>n/a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table:formula="of:=[.C6]*[.D6]" office:value-type="float" office:value="50">
            <text:p>50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Packet ID</text:p>
          </table:table-cell>
          <table:table-cell table:style-name="ce1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formula="of:=[.E6]+([.C7]*[.D7])" office:value-type="float" office:value="51">
            <text:p>51</text:p>
          </table:table-cell>
          <table:table-cell table:style-name="ce23"/>
          <table:table-cell table:style-name="ce29" office:value-type="string">
            <text:p>NETSERVER_NEWGAME_ID</text:p>
          </table:table-cell>
          <table:table-cell table:number-columns-repeated="1017"/>
        </table:table-row>
        <table:table-row table:style-name="ro2">
          <table:table-cell table:style-name="ce18" table:number-columns-repeated="2"/>
          <table:table-cell table:style-name="ce23"/>
          <table:table-cell table:style-name="ce23"/>
          <table:table-cell table:style-name="ce23" table:formula="of:=[.E7]+([.C8]*[.D8])" office:value-type="float" office:value="51">
            <text:p>51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Session type</text:p>
          </table:table-cell>
          <table:table-cell table:style-name="ce1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formula="of:=[.E8]+([.C9]*[.D9])" office:value-type="float" office:value="52">
            <text:p>52</text:p>
          </table:table-cell>
          <table:table-cell table:style-name="ce23"/>
          <table:table-cell table:style-name="ce28" office:value-type="string">
            <text:p>Max 200 uninfected cells</text:p>
          </table:table-cell>
          <table:table-cell table:number-columns-repeated="1017"/>
        </table:table-row>
        <table:table-row table:style-name="ro2">
          <table:table-cell table:style-name="ce18" office:value-type="string">
            <text:p>Num Bots</text:p>
          </table:table-cell>
          <table:table-cell table:style-name="ce1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formula="of:=[.E9]+([.C10]*[.D10])" office:value-type="float" office:value="53">
            <text:p>53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Level</text:p>
          </table:table-cell>
          <table:table-cell table:style-name="ce1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formula="of:=[.E10]+([.C11]*[.D11])" office:value-type="float" office:value="54">
            <text:p>54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Type Data</text:p>
          </table:table-cell>
          <table:table-cell table:style-name="ce1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formula="of:=[.E11]+([.C12]*[.D12])" office:value-type="float" office:value="55">
            <text:p>55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4"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At 1 packet once</text:p>
          </table:table-cell>
          <table:table-cell table:formula="of:=[.E12]" office:value-type="float" office:value="55">
            <text:p>55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Total per second (kb/s)</text:p>
          </table:table-cell>
          <table:table-cell table:style-name="ce14" office:value-type="float" office:value="0">
            <text:p>0.00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>
          <table:table-cell table:style-name="ce6" office:value-type="string">
            <text:p>Comment:</text:p>
          </table:table-cell>
          <table:table-cell table:style-name="ce6" office:value-type="string">
            <text:p>This is only sent once before a session starts</text:p>
          </table:table-cell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>
          <table:table-cell table:style-name="ce6" table:number-columns-repeated="2"/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Uninfected Cell Update (from server)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5"/>
          <table:covered-table-cell table:style-name="ce2"/>
          <table:table-cell table:number-columns-repeated="1017"/>
        </table:table-row>
        <table:table-row table:style-name="ro7">
          <table:table-cell table:style-name="ce17" office:value-type="string">
            <text:p>Dat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 bytes</text:p>
          </table:table-cell>
          <table:table-cell table:style-name="ce22" office:value-type="string">
            <text:p>Est. Group count (max)</text:p>
          </table:table-cell>
          <table:table-cell table:style-name="ce22" office:value-type="string">
            <text:p>Sub <text:span text:style-name="T1">Totalling</text:span></text:p>
          </table:table-cell>
          <table:table-cell table:style-name="ce26"/>
          <table:table-cell table:style-name="ce27" office:value-type="string">
            <text:p>Notes</text:p>
          </table:table-cell>
          <table:table-cell table:number-columns-repeated="1017"/>
        </table:table-row>
        <table:table-row table:style-name="ro2">
          <table:table-cell table:style-name="ce18" office:value-type="string">
            <text:p>XNA Header</text:p>
          </table:table-cell>
          <table:table-cell table:style-name="ce18" office:value-type="string">
            <text:p>n/a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table:formula="of:=[.C22]*[.D22]" office:value-type="float" office:value="50">
            <text:p>50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Packet ID</text:p>
          </table:table-cell>
          <table:table-cell table:style-name="ce1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formula="of:=[.E22]+([.C23]*[.D23])" office:value-type="float" office:value="51">
            <text:p>51</text:p>
          </table:table-cell>
          <table:table-cell table:style-name="ce23"/>
          <table:table-cell table:style-name="ce29" office:value-type="string">
            <text:p>NETSERVER_UNINFECTED_CELLS_TRANS</text:p>
          </table:table-cell>
          <table:table-cell table:number-columns-repeated="1017"/>
        </table:table-row>
        <table:table-row table:style-name="ro2">
          <table:table-cell table:style-name="ce18" office:value-type="string">
            <text:p>Time Stamp</text:p>
          </table:table-cell>
          <table:table-cell table:style-name="ce18" office:value-type="string">
            <text:p>floa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table:formula="of:=[.E23]+([.C24]*[.D24])" office:value-type="float" office:value="55">
            <text:p>55</text:p>
          </table:table-cell>
          <table:table-cell table:style-name="ce23"/>
          <table:table-cell table:style-name="ce28" office:value-type="string">
            <text:p>In seconds (fractions)</text:p>
          </table:table-cell>
          <table:table-cell table:number-columns-repeated="1017"/>
        </table:table-row>
        <table:table-row table:style-name="ro8">
          <table:table-cell table:style-name="ce19" table:number-columns-repeated="7"/>
          <table:table-cell table:style-name="Default" table:number-columns-repeated="1017"/>
        </table:table-row>
        <table:table-row table:style-name="ro2">
          <table:table-cell table:style-name="ce18" office:value-type="string">
            <text:p>Cell ID</text:p>
          </table:table-cell>
          <table:table-cell table:style-name="ce1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0">
            <text:p>100</text:p>
          </table:table-cell>
          <table:table-cell table:style-name="ce23" table:formula="of:=[.E24]+([.C26]*[.D26])" office:value-type="float" office:value="155">
            <text:p>155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Cell Position</text:p>
          </table:table-cell>
          <table:table-cell table:style-name="ce18" office:value-type="string">
            <text:p>halfVec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0">
            <text:p>100</text:p>
          </table:table-cell>
          <table:table-cell table:style-name="ce23" table:formula="of:=[.E26]+([.C27]*[.D27])" office:value-type="float" office:value="955">
            <text:p>955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Cell Orient</text:p>
          </table:table-cell>
          <table:table-cell table:style-name="ce18" office:value-type="string">
            <text:p>halfVec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0">
            <text:p>100</text:p>
          </table:table-cell>
          <table:table-cell table:style-name="ce23" table:formula="of:=[.E27]+([.C28]*[.D28])" office:value-type="float" office:value="1755">
            <text:p>1755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4"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At 4 packet sec</text:p>
          </table:table-cell>
          <table:table-cell table:formula="of:=[.E28]*4" office:value-type="float" office:value="7020">
            <text:p>7020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Total per second (kb/s)</text:p>
          </table:table-cell>
          <table:table-cell table:style-name="ce14" table:formula="of:=[.E30]/1024" office:value-type="float" office:value="6.85546875">
            <text:p>6.86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>
          <table:table-cell table:style-name="ce6" office:value-type="string">
            <text:p>Comment:</text:p>
          </table:table-cell>
          <table:table-cell table:style-name="ce6" office:value-type="string">
            <text:p>Sent every ¼ second, this demand will lessen as game progresses.</text:p>
          </table:table-cell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Cell Cluster Update (from server)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5"/>
          <table:covered-table-cell table:style-name="ce2"/>
          <table:table-cell table:number-columns-repeated="1017"/>
        </table:table-row>
        <table:table-row table:style-name="ro7">
          <table:table-cell table:style-name="ce17" office:value-type="string">
            <text:p>Dat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 bytes</text:p>
          </table:table-cell>
          <table:table-cell table:style-name="ce22" office:value-type="string">
            <text:p>Est. Group count (max)</text:p>
          </table:table-cell>
          <table:table-cell table:style-name="ce22" office:value-type="string">
            <text:p>Sub <text:span text:style-name="T1">Totalling</text:span></text:p>
          </table:table-cell>
          <table:table-cell table:style-name="ce26"/>
          <table:table-cell table:style-name="ce27" office:value-type="string">
            <text:p>Notes</text:p>
          </table:table-cell>
          <table:table-cell table:number-columns-repeated="1017"/>
        </table:table-row>
        <table:table-row table:style-name="ro2">
          <table:table-cell table:style-name="ce18" office:value-type="string">
            <text:p>XNA Header</text:p>
          </table:table-cell>
          <table:table-cell table:style-name="ce18" office:value-type="string">
            <text:p>n/a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table:formula="of:=[.C38]*[.D38]" office:value-type="float" office:value="50">
            <text:p>50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Packet ID</text:p>
          </table:table-cell>
          <table:table-cell table:style-name="ce1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formula="of:=[.E38]+([.C39]*[.D39])" office:value-type="float" office:value="51">
            <text:p>51</text:p>
          </table:table-cell>
          <table:table-cell table:style-name="ce23"/>
          <table:table-cell table:style-name="ce29" office:value-type="string">
            <text:p>NETSERVER_CELL_CLUSTERS_TRANS</text:p>
          </table:table-cell>
          <table:table-cell table:number-columns-repeated="1017"/>
        </table:table-row>
        <table:table-row table:style-name="ro2">
          <table:table-cell table:style-name="ce18" office:value-type="string">
            <text:p>Time Stamp</text:p>
          </table:table-cell>
          <table:table-cell table:style-name="ce18" office:value-type="string">
            <text:p>floa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table:formula="of:=[.E39]+([.C40]*[.D40])" office:value-type="float" office:value="55">
            <text:p>55</text:p>
          </table:table-cell>
          <table:table-cell table:style-name="ce23"/>
          <table:table-cell table:style-name="ce28" office:value-type="string">
            <text:p>In seconds (fractions)</text:p>
          </table:table-cell>
          <table:table-cell table:number-columns-repeated="1017"/>
        </table:table-row>
        <table:table-row table:style-name="ro2">
          <table:table-cell table:style-name="ce19" table:number-columns-repeated="7"/>
          <table:table-cell table:number-columns-repeated="1017"/>
        </table:table-row>
        <table:table-row table:style-name="ro2">
          <table:table-cell table:style-name="ce18" office:value-type="string">
            <text:p>Cluster ID</text:p>
          </table:table-cell>
          <table:table-cell table:style-name="ce1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23" table:formula="of:=[.E40]+([.C42]*[.D42])" office:value-type="float" office:value="85">
            <text:p>85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Cluster Pos</text:p>
          </table:table-cell>
          <table:table-cell table:style-name="ce18" office:value-type="string">
            <text:p>halfVec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0">
            <text:p>30</text:p>
          </table:table-cell>
          <table:table-cell table:style-name="ce23" table:formula="of:=[.E42]+([.C43]*[.D43])" office:value-type="float" office:value="325">
            <text:p>325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4"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At 4 packet sec</text:p>
          </table:table-cell>
          <table:table-cell table:formula="of:=[.E43]*4" office:value-type="float" office:value="1300">
            <text:p>1300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Total per second (kb/s)</text:p>
          </table:table-cell>
          <table:table-cell table:style-name="ce14" table:formula="of:=[.E45]/1024" office:value-type="float" office:value="1.26953125">
            <text:p>1.27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>
          <table:table-cell table:style-name="ce6" office:value-type="string">
            <text:p>Comment:</text:p>
          </table:table-cell>
          <table:table-cell table:style-name="ce6" office:value-type="string">
            <text:p>Sent every ¼ second, demand will be varied.</text:p>
          </table:table-cell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New Cell Cluster (from client)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5"/>
          <table:covered-table-cell table:style-name="ce2"/>
          <table:table-cell table:number-columns-repeated="1017"/>
        </table:table-row>
        <table:table-row table:style-name="ro7">
          <table:table-cell table:style-name="ce17" office:value-type="string">
            <text:p>Dat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 bytes</text:p>
          </table:table-cell>
          <table:table-cell table:style-name="ce22" office:value-type="string">
            <text:p>Est. Group count (max)</text:p>
          </table:table-cell>
          <table:table-cell table:style-name="ce22" office:value-type="string">
            <text:p>Sub <text:span text:style-name="T1">Totalling</text:span></text:p>
          </table:table-cell>
          <table:table-cell table:style-name="ce26"/>
          <table:table-cell table:style-name="ce27" office:value-type="string">
            <text:p>Notes</text:p>
          </table:table-cell>
          <table:table-cell table:number-columns-repeated="1017"/>
        </table:table-row>
        <table:table-row table:style-name="ro2">
          <table:table-cell table:style-name="ce18" office:value-type="string">
            <text:p>XNA Header</text:p>
          </table:table-cell>
          <table:table-cell table:style-name="ce18" office:value-type="string">
            <text:p>n/a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table:formula="of:=[.C53]*[.D53]" office:value-type="float" office:value="50">
            <text:p>50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Packet ID</text:p>
          </table:table-cell>
          <table:table-cell table:style-name="ce1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formula="of:=[.E53]+([.C54]*[.D54])" office:value-type="float" office:value="51">
            <text:p>51</text:p>
          </table:table-cell>
          <table:table-cell table:style-name="ce23"/>
          <table:table-cell table:style-name="ce29" office:value-type="string">
            <text:p>NETCLIENT_NEW_CLUSTER_UCELL</text:p>
          </table:table-cell>
          <table:table-cell table:number-columns-repeated="1017"/>
        </table:table-row>
        <table:table-row table:style-name="ro2">
          <table:table-cell table:style-name="ce19" table:number-columns-repeated="2"/>
          <table:table-cell table:style-name="ce19"/>
          <table:table-cell table:style-name="ce19"/>
          <table:table-cell table:style-name="ce23" table:formula="of:=[.E54]+([.C55]*[.D55])" office:value-type="float" office:value="51">
            <text:p>51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Ucell ID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55]+([.C56]*[.D56])" office:value-type="float" office:value="52">
            <text:p>52</text:p>
          </table:table-cell>
          <table:table-cell table:style-name="ce19"/>
          <table:table-cell table:style-name="ce19" office:value-type="string">
            <text:p>Id of cell to remove</text:p>
          </table:table-cell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4"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At 1/60 packet sec</text:p>
          </table:table-cell>
          <table:table-cell table:formula="of:=[.E56]*0.02" office:value-type="float" office:value="1.04">
            <text:p>1.04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Total per second (kb/s)</text:p>
          </table:table-cell>
          <table:table-cell table:style-name="ce14" table:formula="of:=[.E58]/1024" office:value-type="float" office:value="0.001015625">
            <text:p>0.00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>
          <table:table-cell table:style-name="ce6" office:value-type="string">
            <text:p>Comment:</text:p>
          </table:table-cell>
          <table:table-cell table:style-name="ce6" office:value-type="string">
            <text:p>Cell type can be deducted from the Id, the virus it belongs to is aligned to the network player Id.</text:p>
          </table:table-cell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New Cell Cluster (from server)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5"/>
          <table:covered-table-cell table:style-name="ce2"/>
          <table:table-cell table:number-columns-repeated="1017"/>
        </table:table-row>
        <table:table-row table:style-name="ro7">
          <table:table-cell table:style-name="ce17" office:value-type="string">
            <text:p>Dat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 bytes</text:p>
          </table:table-cell>
          <table:table-cell table:style-name="ce22" office:value-type="string">
            <text:p>Est. Group count (max)</text:p>
          </table:table-cell>
          <table:table-cell table:style-name="ce22" office:value-type="string">
            <text:p>Sub <text:span text:style-name="T1">Totalling</text:span></text:p>
          </table:table-cell>
          <table:table-cell table:style-name="ce26"/>
          <table:table-cell table:style-name="ce27" office:value-type="string">
            <text:p>Notes</text:p>
          </table:table-cell>
          <table:table-cell table:number-columns-repeated="1017"/>
        </table:table-row>
        <table:table-row table:style-name="ro2">
          <table:table-cell table:style-name="ce18" office:value-type="string">
            <text:p>XNA Header</text:p>
          </table:table-cell>
          <table:table-cell table:style-name="ce18" office:value-type="string">
            <text:p>n/a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table:formula="of:=[.C66]*[.D66]" office:value-type="float" office:value="50">
            <text:p>50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Packet ID</text:p>
          </table:table-cell>
          <table:table-cell table:style-name="ce1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formula="of:=[.E66]+([.C67]*[.D67])" office:value-type="float" office:value="51">
            <text:p>51</text:p>
          </table:table-cell>
          <table:table-cell table:style-name="ce23"/>
          <table:table-cell table:style-name="ce30" office:value-type="string">
            <text:p>NETSERVER_NEW_CLUSTER</text:p>
          </table:table-cell>
          <table:table-cell table:number-columns-repeated="1017"/>
        </table:table-row>
        <table:table-row table:style-name="ro2">
          <table:table-cell table:style-name="ce19" table:number-columns-repeated="2"/>
          <table:table-cell table:style-name="ce19"/>
          <table:table-cell table:style-name="ce19"/>
          <table:table-cell table:style-name="ce23" table:formula="of:=[.E67]+([.C68]*[.D68])" office:value-type="float" office:value="51">
            <text:p>51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Cluster ID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68]+([.C69]*[.D69])" office:value-type="float" office:value="52">
            <text:p>52</text:p>
          </table:table-cell>
          <table:table-cell table:style-name="ce19"/>
          <table:table-cell table:style-name="ce19" office:value-type="string">
            <text:p>Id of cluster to create</text:p>
          </table:table-cell>
          <table:table-cell table:number-columns-repeated="1017"/>
        </table:table-row>
        <table:table-row table:style-name="ro2">
          <table:table-cell table:style-name="ce20" office:value-type="string">
            <text:p>Virus ID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69]+([.C70]*[.D70])" office:value-type="float" office:value="53">
            <text:p>53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Position</text:p>
          </table:table-cell>
          <table:table-cell table:style-name="ce20" office:value-type="string">
            <text:p>halfVec4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1">
            <text:p>1</text:p>
          </table:table-cell>
          <table:table-cell table:style-name="ce23" table:formula="of:=[.E70]+([.C71]*[.D71])" office:value-type="float" office:value="61">
            <text:p>61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attrHealth</text:p>
          </table:table-cell>
          <table:table-cell table:style-name="ce20" office:value-type="string">
            <text:p>short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23" table:formula="of:=[.E71]+([.C72]*[.D72])" office:value-type="float" office:value="63">
            <text:p>63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attrNutrientStore</text:p>
          </table:table-cell>
          <table:table-cell table:style-name="ce20" office:value-type="string">
            <text:p>short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23" table:formula="of:=[.E72]+([.C73]*[.D73])" office:value-type="float" office:value="65">
            <text:p>65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numRBC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73]+([.C74]*[.D74])" office:value-type="float" office:value="66">
            <text:p>66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numPBC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74]+([.C75]*[.D75])" office:value-type="float" office:value="67">
            <text:p>67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numBSC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75]+([.C76]*[.D76])" office:value-type="float" office:value="68">
            <text:p>68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numBTC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76]+([.C77]*[.D77])" office:value-type="float" office:value="69">
            <text:p>69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numSHC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77]+([.C78]*[.D78])" office:value-type="float" office:value="70">
            <text:p>70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numMHC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78]+([.C79]*[.D79])" office:value-type="float" office:value="71">
            <text:p>71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numBHC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79]+([.C80]*[.D80])" office:value-type="float" office:value="72">
            <text:p>72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4"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At 1/60 packet sec</text:p>
          </table:table-cell>
          <table:table-cell table:formula="of:=[.E80]*0.02" office:value-type="float" office:value="1.44">
            <text:p>1.44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Total per second (kb/s)</text:p>
          </table:table-cell>
          <table:table-cell table:style-name="ce14" table:formula="of:=[.E82]/1024" office:value-type="float" office:value="0.00140625">
            <text:p>0.00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>
          <table:table-cell table:style-name="ce6" office:value-type="string">
            <text:p>Comment:</text:p>
          </table:table-cell>
          <table:table-cell table:style-name="ce6" office:value-type="string">
            <text:p>Allows client side processing for urgent player info and control.</text:p>
          </table:table-cell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Divide cluster cells (from client)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5"/>
          <table:covered-table-cell table:style-name="ce2"/>
          <table:table-cell table:number-columns-repeated="1017"/>
        </table:table-row>
        <table:table-row table:style-name="ro7">
          <table:table-cell table:style-name="ce17" office:value-type="string">
            <text:p>Dat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 bytes</text:p>
          </table:table-cell>
          <table:table-cell table:style-name="ce22" office:value-type="string">
            <text:p>Est. Group count (max)</text:p>
          </table:table-cell>
          <table:table-cell table:style-name="ce22" office:value-type="string">
            <text:p>Sub <text:span text:style-name="T1">Totalling</text:span></text:p>
          </table:table-cell>
          <table:table-cell table:style-name="ce26"/>
          <table:table-cell table:style-name="ce27" office:value-type="string">
            <text:p>Notes</text:p>
          </table:table-cell>
          <table:table-cell table:number-columns-repeated="1017"/>
        </table:table-row>
        <table:table-row table:style-name="ro2">
          <table:table-cell table:style-name="ce18" office:value-type="string">
            <text:p>XNA Header</text:p>
          </table:table-cell>
          <table:table-cell table:style-name="ce18" office:value-type="string">
            <text:p>n/a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table:formula="of:=[.C90]*[.D90]" office:value-type="float" office:value="50">
            <text:p>50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Packet ID</text:p>
          </table:table-cell>
          <table:table-cell table:style-name="ce1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formula="of:=[.E90]+([.C91]*[.D91])" office:value-type="float" office:value="51">
            <text:p>51</text:p>
          </table:table-cell>
          <table:table-cell table:style-name="ce23"/>
          <table:table-cell table:style-name="ce29" office:value-type="string">
            <text:p>NETCLIENT_DIV_CLUST_CELLS</text:p>
          </table:table-cell>
          <table:table-cell table:number-columns-repeated="1017"/>
        </table:table-row>
        <table:table-row table:style-name="ro2">
          <table:table-cell table:style-name="ce19" table:number-columns-repeated="2"/>
          <table:table-cell table:style-name="ce19"/>
          <table:table-cell table:style-name="ce19"/>
          <table:table-cell table:style-name="ce23" table:formula="of:=[.E91]+([.C92]*[.D92])" office:value-type="float" office:value="51">
            <text:p>51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19" table:number-columns-repeated="2"/>
          <table:table-cell table:style-name="ce19"/>
          <table:table-cell table:style-name="ce19"/>
          <table:table-cell table:style-name="ce23" table:formula="of:=[.E92]+([.C93]*[.D93])" office:value-type="float" office:value="51">
            <text:p>51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Cluster ID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93]+([.C94]*[.D94])" office:value-type="float" office:value="52">
            <text:p>52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Add RBC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94]+([.C95]*[.D95])" office:value-type="float" office:value="53">
            <text:p>53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Add PLT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95]+([.C96]*[.D96])" office:value-type="float" office:value="54">
            <text:p>54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Add TNK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96]+([.C97]*[.D97])" office:value-type="float" office:value="55">
            <text:p>55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Add SIL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97]+([.C98]*[.D98])" office:value-type="float" office:value="56">
            <text:p>56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4"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At 1/60 packet sec</text:p>
          </table:table-cell>
          <table:table-cell table:formula="of:=[.E98]*0.02" office:value-type="float" office:value="1.12">
            <text:p>1.12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Total per second (kb/s)</text:p>
          </table:table-cell>
          <table:table-cell table:style-name="ce14" table:formula="of:=[.E100]/1024" office:value-type="float" office:value="0.00109375">
            <text:p>0.00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>
          <table:table-cell table:style-name="ce6" office:value-type="string">
            <text:p>Comment:</text:p>
          </table:table-cell>
          <table:table-cell table:style-name="ce6" office:value-type="string">
            <text:p>Cell type can be deducted from the Id, the virus it belongs to is aligned to the network player Id.</text:p>
          </table:table-cell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Divide cluster cells (from host)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5"/>
          <table:covered-table-cell table:style-name="ce2"/>
          <table:table-cell table:number-columns-repeated="1017"/>
        </table:table-row>
        <table:table-row table:style-name="ro7">
          <table:table-cell table:style-name="ce17" office:value-type="string">
            <text:p>Dat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 bytes</text:p>
          </table:table-cell>
          <table:table-cell table:style-name="ce22" office:value-type="string">
            <text:p>Est. Group count (max)</text:p>
          </table:table-cell>
          <table:table-cell table:style-name="ce22" office:value-type="string">
            <text:p>Sub <text:span text:style-name="T1">Totalling</text:span></text:p>
          </table:table-cell>
          <table:table-cell table:style-name="ce26"/>
          <table:table-cell table:style-name="ce27" office:value-type="string">
            <text:p>Notes</text:p>
          </table:table-cell>
          <table:table-cell table:number-columns-repeated="1017"/>
        </table:table-row>
        <table:table-row table:style-name="ro2">
          <table:table-cell table:style-name="ce18" office:value-type="string">
            <text:p>XNA Header</text:p>
          </table:table-cell>
          <table:table-cell table:style-name="ce18" office:value-type="string">
            <text:p>n/a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table:formula="of:=[.C108]*[.D108]" office:value-type="float" office:value="50">
            <text:p>50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Packet ID</text:p>
          </table:table-cell>
          <table:table-cell table:style-name="ce1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formula="of:=[.E108]+([.C109]*[.D109])" office:value-type="float" office:value="51">
            <text:p>51</text:p>
          </table:table-cell>
          <table:table-cell table:style-name="ce23"/>
          <table:table-cell table:style-name="ce30" office:value-type="string">
            <text:p>NETSERVER_DIV_CLUST_CELLS</text:p>
          </table:table-cell>
          <table:table-cell table:number-columns-repeated="1017"/>
        </table:table-row>
        <table:table-row table:style-name="ro2">
          <table:table-cell table:style-name="ce19" table:number-columns-repeated="2"/>
          <table:table-cell table:style-name="ce19"/>
          <table:table-cell table:style-name="ce19"/>
          <table:table-cell table:style-name="ce23" table:formula="of:=[.E109]+([.C110]*[.D110])" office:value-type="float" office:value="51">
            <text:p>51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19" table:number-columns-repeated="2"/>
          <table:table-cell table:style-name="ce19"/>
          <table:table-cell table:style-name="ce19"/>
          <table:table-cell table:style-name="ce23" table:formula="of:=[.E110]+([.C111]*[.D111])" office:value-type="float" office:value="51">
            <text:p>51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Cluster ID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11]+([.C112]*[.D112])" office:value-type="float" office:value="52">
            <text:p>52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Add RBC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12]+([.C113]*[.D113])" office:value-type="float" office:value="53">
            <text:p>53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Add PLT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13]+([.C114]*[.D114])" office:value-type="float" office:value="54">
            <text:p>54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Add TNK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14]+([.C115]*[.D115])" office:value-type="float" office:value="55">
            <text:p>55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Add SIL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15]+([.C116]*[.D116])" office:value-type="float" office:value="56">
            <text:p>56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4"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At 1/60 packet sec</text:p>
          </table:table-cell>
          <table:table-cell table:formula="of:=[.E116]*0.02" office:value-type="float" office:value="1.12">
            <text:p>1.12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Total per second (kb/s)</text:p>
          </table:table-cell>
          <table:table-cell table:style-name="ce14" table:formula="of:=[.E118]/1024" office:value-type="float" office:value="0.00109375">
            <text:p>0.00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>
          <table:table-cell table:style-name="ce6" office:value-type="string">
            <text:p>Comment:</text:p>
          </table:table-cell>
          <table:table-cell table:style-name="Default"/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Hybrid cluster cells (from client)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5"/>
          <table:covered-table-cell table:style-name="ce2"/>
          <table:table-cell table:number-columns-repeated="1017"/>
        </table:table-row>
        <table:table-row table:style-name="ro7">
          <table:table-cell table:style-name="ce17" office:value-type="string">
            <text:p>Dat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 bytes</text:p>
          </table:table-cell>
          <table:table-cell table:style-name="ce22" office:value-type="string">
            <text:p>Est. Group count (max)</text:p>
          </table:table-cell>
          <table:table-cell table:style-name="ce22" office:value-type="string">
            <text:p>Sub <text:span text:style-name="T1">Totalling</text:span></text:p>
          </table:table-cell>
          <table:table-cell table:style-name="ce26"/>
          <table:table-cell table:style-name="ce27" office:value-type="string">
            <text:p>Notes</text:p>
          </table:table-cell>
          <table:table-cell table:number-columns-repeated="1017"/>
        </table:table-row>
        <table:table-row table:style-name="ro2">
          <table:table-cell table:style-name="ce18" office:value-type="string">
            <text:p>XNA Header</text:p>
          </table:table-cell>
          <table:table-cell table:style-name="ce18" office:value-type="string">
            <text:p>n/a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table:formula="of:=[.C126]*[.D126]" office:value-type="float" office:value="50">
            <text:p>50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Packet ID</text:p>
          </table:table-cell>
          <table:table-cell table:style-name="ce1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formula="of:=[.E126]+([.C127]*[.D127])" office:value-type="float" office:value="51">
            <text:p>51</text:p>
          </table:table-cell>
          <table:table-cell table:style-name="ce23"/>
          <table:table-cell table:style-name="ce30" office:value-type="string">
            <text:p>NETCLIENT_HYB_CLUST_CELLS</text:p>
          </table:table-cell>
          <table:table-cell table:number-columns-repeated="1017"/>
        </table:table-row>
        <table:table-row table:style-name="ro2">
          <table:table-cell table:style-name="ce19" table:number-columns-repeated="2"/>
          <table:table-cell table:style-name="ce19"/>
          <table:table-cell table:style-name="ce19"/>
          <table:table-cell table:style-name="ce23" table:formula="of:=[.E127]+([.C128]*[.D128])" office:value-type="float" office:value="51">
            <text:p>51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19" table:number-columns-repeated="2"/>
          <table:table-cell table:style-name="ce19"/>
          <table:table-cell table:style-name="ce19"/>
          <table:table-cell table:style-name="ce23" table:formula="of:=[.E128]+([.C129]*[.D129])" office:value-type="float" office:value="51">
            <text:p>51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Cluster ID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29]+([.C130]*[.D130])" office:value-type="float" office:value="52">
            <text:p>52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Number Hyb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#REF!]+([.C131]*[.D131])" office:value-type="float" office:value="0">
            <text:p>#REF!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Src Cell A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31]+([.C132]*[.D132])" office:value-type="float" office:value="0">
            <text:p>#REF!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Src Cell B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32]+([.C133]*[.D133])" office:value-type="float" office:value="0">
            <text:p>#REF!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4"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At 1/60 packet sec</text:p>
          </table:table-cell>
          <table:table-cell table:formula="of:=[.E133]*0.02" office:value-type="float" office:value="0">
            <text:p>#REF!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Total per second (kb/s)</text:p>
          </table:table-cell>
          <table:table-cell table:style-name="ce14" table:formula="of:=[.E135]/1024" office:value-type="float" office:value="0">
            <text:p>#REF!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>
          <table:table-cell table:style-name="ce6" office:value-type="string">
            <text:p>Comment:</text:p>
          </table:table-cell>
          <table:table-cell table:style-name="Default"/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Hybrid cluster cells (from host)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5"/>
          <table:covered-table-cell table:style-name="ce2"/>
          <table:table-cell table:number-columns-repeated="1017"/>
        </table:table-row>
        <table:table-row table:style-name="ro7">
          <table:table-cell table:style-name="ce17" office:value-type="string">
            <text:p>Dat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 bytes</text:p>
          </table:table-cell>
          <table:table-cell table:style-name="ce22" office:value-type="string">
            <text:p>Est. Group count (max)</text:p>
          </table:table-cell>
          <table:table-cell table:style-name="ce22" office:value-type="string">
            <text:p>Sub <text:span text:style-name="T1">Totalling</text:span></text:p>
          </table:table-cell>
          <table:table-cell table:style-name="ce26"/>
          <table:table-cell table:style-name="ce27" office:value-type="string">
            <text:p>Notes</text:p>
          </table:table-cell>
          <table:table-cell table:number-columns-repeated="1017"/>
        </table:table-row>
        <table:table-row table:style-name="ro2">
          <table:table-cell table:style-name="ce18" office:value-type="string">
            <text:p>XNA Header</text:p>
          </table:table-cell>
          <table:table-cell table:style-name="ce18" office:value-type="string">
            <text:p>n/a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table:formula="of:=[.C143]*[.D143]" office:value-type="float" office:value="50">
            <text:p>50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Packet ID</text:p>
          </table:table-cell>
          <table:table-cell table:style-name="ce1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formula="of:=[.E143]+([.C144]*[.D144])" office:value-type="float" office:value="51">
            <text:p>51</text:p>
          </table:table-cell>
          <table:table-cell table:style-name="ce23"/>
          <table:table-cell table:style-name="ce30" office:value-type="string">
            <text:p>NETSERVER_HYB_CLUST_CELLS</text:p>
          </table:table-cell>
          <table:table-cell table:number-columns-repeated="1017"/>
        </table:table-row>
        <table:table-row table:style-name="ro2">
          <table:table-cell table:style-name="ce19" table:number-columns-repeated="2"/>
          <table:table-cell table:style-name="ce19"/>
          <table:table-cell table:style-name="ce19"/>
          <table:table-cell table:style-name="ce23" table:formula="of:=[.E144]+([.C145]*[.D145])" office:value-type="float" office:value="51">
            <text:p>51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19" table:number-columns-repeated="2"/>
          <table:table-cell table:style-name="ce19"/>
          <table:table-cell table:style-name="ce19"/>
          <table:table-cell table:style-name="ce23" table:formula="of:=[.E145]+([.C146]*[.D146])" office:value-type="float" office:value="51">
            <text:p>51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Cluster ID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46]+([.C147]*[.D147])" office:value-type="float" office:value="52">
            <text:p>52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Hybrid type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47]+([.C148]*[.D148])" office:value-type="float" office:value="53">
            <text:p>53</text:p>
          </table:table-cell>
          <table:table-cell table:style-name="ce19"/>
          <table:table-cell table:style-name="ce19" office:value-type="string">
            <text:p>0-small 1-med 2-big</text:p>
          </table:table-cell>
          <table:table-cell table:number-columns-repeated="1017"/>
        </table:table-row>
        <table:table-row table:style-name="ro2">
          <table:table-cell table:style-name="ce20" office:value-type="string">
            <text:p>Number Hyb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48]+([.C149]*[.D149])" office:value-type="float" office:value="54">
            <text:p>54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Src Cell A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49]+([.C150]*[.D150])" office:value-type="float" office:value="55">
            <text:p>55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Src Cell B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50]+([.C151]*[.D151])" office:value-type="float" office:value="56">
            <text:p>56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4"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At 1/60 packet sec</text:p>
          </table:table-cell>
          <table:table-cell table:formula="of:=[.E151]*0.02" office:value-type="float" office:value="1.12">
            <text:p>1.12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Total per second (kb/s)</text:p>
          </table:table-cell>
          <table:table-cell table:style-name="ce14" table:formula="of:=[.E153]/1024" office:value-type="float" office:value="0.00109375">
            <text:p>0.00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>
          <table:table-cell table:style-name="ce6" office:value-type="string">
            <text:p>Comment:</text:p>
          </table:table-cell>
          <table:table-cell table:style-name="Default"/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Cell Cluster update (from server)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5"/>
          <table:covered-table-cell table:style-name="ce2"/>
          <table:table-cell table:number-columns-repeated="1017"/>
        </table:table-row>
        <table:table-row table:style-name="ro7">
          <table:table-cell table:style-name="ce17" office:value-type="string">
            <text:p>Dat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 bytes</text:p>
          </table:table-cell>
          <table:table-cell table:style-name="ce22" office:value-type="string">
            <text:p>Est. Group count (max)</text:p>
          </table:table-cell>
          <table:table-cell table:style-name="ce22" office:value-type="string">
            <text:p>Sub <text:span text:style-name="T1">Totalling</text:span></text:p>
          </table:table-cell>
          <table:table-cell table:style-name="ce26"/>
          <table:table-cell table:style-name="ce27" office:value-type="string">
            <text:p>Notes</text:p>
          </table:table-cell>
          <table:table-cell table:number-columns-repeated="1017"/>
        </table:table-row>
        <table:table-row table:style-name="ro2">
          <table:table-cell table:style-name="ce18" office:value-type="string">
            <text:p>XNA Header</text:p>
          </table:table-cell>
          <table:table-cell table:style-name="ce18" office:value-type="string">
            <text:p>n/a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table:formula="of:=[.C161]*[.D161]" office:value-type="float" office:value="50">
            <text:p>50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Packet ID</text:p>
          </table:table-cell>
          <table:table-cell table:style-name="ce1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formula="of:=[.E161]+([.C162]*[.D162])" office:value-type="float" office:value="51">
            <text:p>51</text:p>
          </table:table-cell>
          <table:table-cell table:style-name="ce23"/>
          <table:table-cell table:style-name="ce30" office:value-type="string">
            <text:p>NETSERVER_CLUSTER_UPDATE</text:p>
          </table:table-cell>
          <table:table-cell table:number-columns-repeated="1017"/>
        </table:table-row>
        <table:table-row table:style-name="ro2">
          <table:table-cell table:style-name="ce19" table:number-columns-repeated="2"/>
          <table:table-cell table:style-name="ce19"/>
          <table:table-cell table:style-name="ce19"/>
          <table:table-cell table:style-name="ce23" table:formula="of:=[.E162]+([.C163]*[.D163])" office:value-type="float" office:value="51">
            <text:p>51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Cluster ID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63]+([.C164]*[.D164])" office:value-type="float" office:value="52">
            <text:p>52</text:p>
          </table:table-cell>
          <table:table-cell table:style-name="ce19"/>
          <table:table-cell table:style-name="ce19" office:value-type="string">
            <text:p>Id of cluster to update</text:p>
          </table:table-cell>
          <table:table-cell table:number-columns-repeated="1017"/>
        </table:table-row>
        <table:table-row table:style-name="ro2">
          <table:table-cell table:style-name="ce20" office:value-type="string">
            <text:p>Action state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64]+([.C165]*[.D165])" office:value-type="float" office:value="53">
            <text:p>53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attrHealth</text:p>
          </table:table-cell>
          <table:table-cell table:style-name="ce20" office:value-type="string">
            <text:p>short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23" table:formula="of:=[.E165]+([.C166]*[.D166])" office:value-type="float" office:value="55">
            <text:p>55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attrNutrientStore</text:p>
          </table:table-cell>
          <table:table-cell table:style-name="ce20" office:value-type="string">
            <text:p>short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23" table:formula="of:=[.E166]+([.C167]*[.D167])" office:value-type="float" office:value="57">
            <text:p>57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numRBC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67]+([.C168]*[.D168])" office:value-type="float" office:value="58">
            <text:p>58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numPBC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68]+([.C169]*[.D169])" office:value-type="float" office:value="59">
            <text:p>59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numBSC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69]+([.C170]*[.D170])" office:value-type="float" office:value="60">
            <text:p>60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numBTC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70]+([.C171]*[.D171])" office:value-type="float" office:value="61">
            <text:p>61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numSHC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71]+([.C172]*[.D172])" office:value-type="float" office:value="62">
            <text:p>62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numMHC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72]+([.C173]*[.D173])" office:value-type="float" office:value="63">
            <text:p>63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0" office:value-type="string">
            <text:p>numBHCs</text:p>
          </table:table-cell>
          <table:table-cell table:style-name="ce20" office:value-type="string">
            <text:p>byt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3" table:formula="of:=[.E173]+([.C174]*[.D174])" office:value-type="float" office:value="64">
            <text:p>64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4"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At 1/60 packet sec</text:p>
          </table:table-cell>
          <table:table-cell table:formula="of:=[.E174]*0.02" office:value-type="float" office:value="1.28">
            <text:p>1.28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Total per second (kb/s)</text:p>
          </table:table-cell>
          <table:table-cell table:style-name="ce14" table:formula="of:=[.E176]/1024" office:value-type="float" office:value="0.00125">
            <text:p>0.00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>
          <table:table-cell table:style-name="ce6" office:value-type="string">
            <text:p>Comment:</text:p>
          </table:table-cell>
          <table:table-cell table:style-name="ce6" office:value-type="string">
            <text:p>Allows client side processing for urgent player info and control.</text:p>
          </table:table-cell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Medication (from server)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5"/>
          <table:covered-table-cell table:style-name="ce2"/>
          <table:table-cell table:number-columns-repeated="1017"/>
        </table:table-row>
        <table:table-row table:style-name="ro7">
          <table:table-cell table:style-name="ce17" office:value-type="string">
            <text:p>Dat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 bytes</text:p>
          </table:table-cell>
          <table:table-cell table:style-name="ce22" office:value-type="string">
            <text:p>Est. Group count (max)</text:p>
          </table:table-cell>
          <table:table-cell table:style-name="ce22" office:value-type="string">
            <text:p>Sub <text:span text:style-name="T1">Totalling</text:span></text:p>
          </table:table-cell>
          <table:table-cell table:style-name="ce26"/>
          <table:table-cell table:style-name="ce27" office:value-type="string">
            <text:p>Notes</text:p>
          </table:table-cell>
          <table:table-cell table:number-columns-repeated="1017"/>
        </table:table-row>
        <table:table-row table:style-name="ro2">
          <table:table-cell table:style-name="ce18" office:value-type="string">
            <text:p>XNA Header</text:p>
          </table:table-cell>
          <table:table-cell table:style-name="ce18" office:value-type="string">
            <text:p>n/a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table:formula="of:=[.C184]*[.D184]" office:value-type="float" office:value="50">
            <text:p>50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Packet ID</text:p>
          </table:table-cell>
          <table:table-cell table:style-name="ce1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formula="of:=[.E184]+([.C185]*[.D185])" office:value-type="float" office:value="51">
            <text:p>51</text:p>
          </table:table-cell>
          <table:table-cell table:style-name="ce23"/>
          <table:table-cell table:style-name="ce29" office:value-type="string">
            <text:p>NETSERVER_MEDICATION_DEPLOY</text:p>
          </table:table-cell>
          <table:table-cell table:number-columns-repeated="1017"/>
        </table:table-row>
        <table:table-row table:style-name="ro2">
          <table:table-cell table:style-name="ce19" table:number-columns-repeated="2"/>
          <table:table-cell table:style-name="ce19"/>
          <table:table-cell table:style-name="ce19"/>
          <table:table-cell table:style-name="ce23" table:formula="of:=[.E185]+([.C186]*[.D186])" office:value-type="float" office:value="51">
            <text:p>51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18" office:value-type="string">
            <text:p>Cell type kill</text:p>
          </table:table-cell>
          <table:table-cell table:style-name="ce1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formula="of:=[.E186]+([.C187]*[.D187])" office:value-type="float" office:value="52">
            <text:p>52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4"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At 1/1200 packet sec</text:p>
          </table:table-cell>
          <table:table-cell table:formula="of:=[.E187]*0.0008" office:value-type="float" office:value="0.0416">
            <text:p>0.04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Total per second (kb/s)</text:p>
          </table:table-cell>
          <table:table-cell table:style-name="ce14" table:formula="of:=[.E189]/1024" office:value-type="float" office:value="0.000040625">
            <text:p>0.00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>
          <table:table-cell table:style-name="ce6" office:value-type="string">
            <text:p>Comment:</text:p>
          </table:table-cell>
          <table:table-cell table:style-name="Default"/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Cluster Chase (from client)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5"/>
          <table:covered-table-cell table:style-name="ce2"/>
          <table:table-cell table:number-columns-repeated="1017"/>
        </table:table-row>
        <table:table-row table:style-name="ro7">
          <table:table-cell table:style-name="ce17" office:value-type="string">
            <text:p>Dat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 bytes</text:p>
          </table:table-cell>
          <table:table-cell table:style-name="ce22" office:value-type="string">
            <text:p>Est. Group count (max)</text:p>
          </table:table-cell>
          <table:table-cell table:style-name="ce22" office:value-type="string">
            <text:p>Sub <text:span text:style-name="T1">Totalling</text:span></text:p>
          </table:table-cell>
          <table:table-cell table:style-name="ce26"/>
          <table:table-cell table:style-name="ce27" office:value-type="string">
            <text:p>Notes</text:p>
          </table:table-cell>
          <table:table-cell table:number-columns-repeated="1017"/>
        </table:table-row>
        <table:table-row table:style-name="ro2">
          <table:table-cell table:style-name="ce18" office:value-type="string">
            <text:p>XNA Header</text:p>
          </table:table-cell>
          <table:table-cell table:style-name="ce18" office:value-type="string">
            <text:p>n/a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table:formula="of:=[.C197]*[.D197]" office:value-type="float" office:value="50">
            <text:p>50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Packet ID</text:p>
          </table:table-cell>
          <table:table-cell table:style-name="ce1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formula="of:=[.E197]+([.C198]*[.D198])" office:value-type="float" office:value="51">
            <text:p>51</text:p>
          </table:table-cell>
          <table:table-cell table:style-name="ce23"/>
          <table:table-cell table:style-name="ce29" office:value-type="string">
            <text:p>NETCLIENT_CLUSTER_CHASE</text:p>
          </table:table-cell>
          <table:table-cell table:number-columns-repeated="1017"/>
        </table:table-row>
        <table:table-row table:style-name="ro2">
          <table:table-cell table:style-name="ce19" table:number-columns-repeated="2"/>
          <table:table-cell table:style-name="ce19"/>
          <table:table-cell table:style-name="ce19"/>
          <table:table-cell table:style-name="ce23" table:formula="of:=[.E198]+([.C199]*[.D199])" office:value-type="float" office:value="51">
            <text:p>51</text:p>
          </table:table-cell>
          <table:table-cell table:style-name="ce19" table:number-columns-repeated="2"/>
          <table:table-cell table:number-columns-repeated="1017"/>
        </table:table-row>
        <table:table-row table:style-name="ro5">
          <table:table-cell table:style-name="ce21" office:value-type="string">
            <text:p>Src Cluster</text:p>
          </table:table-cell>
          <table:table-cell table:style-name="ce21" office:value-type="string">
            <text:p>byte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3" table:formula="of:=[.E199]+([.C200]*[.D200])" office:value-type="float" office:value="52">
            <text:p>52</text:p>
          </table:table-cell>
          <table:table-cell table:style-name="ce24" table:number-columns-repeated="2"/>
          <table:table-cell table:style-name="ce32" table:number-columns-repeated="1017"/>
        </table:table-row>
        <table:table-row table:style-name="ro5">
          <table:table-cell table:style-name="ce18" office:value-type="string">
            <text:p>Target</text:p>
          </table:table-cell>
          <table:table-cell table:style-name="ce18" office:value-type="string">
            <text:p>ushor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table:formula="of:=[.E200]+([.C201]*[.D201])" office:value-type="float" office:value="56">
            <text:p>56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4"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At 1/1200 packet sec</text:p>
          </table:table-cell>
          <table:table-cell table:formula="of:=[.E201]*0.0008" office:value-type="float" office:value="0.0448">
            <text:p>0.04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Total per second (kb/s)</text:p>
          </table:table-cell>
          <table:table-cell table:style-name="ce14" table:formula="of:=[.E203]/1024" office:value-type="float" office:value="0.00004375">
            <text:p>0.00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>
          <table:table-cell table:style-name="ce6" office:value-type="string">
            <text:p>Comment:</text:p>
          </table:table-cell>
          <table:table-cell table:style-name="Default"/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Cluster Evade (from client)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5"/>
          <table:covered-table-cell table:style-name="ce2"/>
          <table:table-cell table:number-columns-repeated="1017"/>
        </table:table-row>
        <table:table-row table:style-name="ro7">
          <table:table-cell table:style-name="ce17" office:value-type="string">
            <text:p>Dat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 bytes</text:p>
          </table:table-cell>
          <table:table-cell table:style-name="ce22" office:value-type="string">
            <text:p>Est. Group count (max)</text:p>
          </table:table-cell>
          <table:table-cell table:style-name="ce22" office:value-type="string">
            <text:p>Sub <text:span text:style-name="T1">Totalling</text:span></text:p>
          </table:table-cell>
          <table:table-cell table:style-name="ce26"/>
          <table:table-cell table:style-name="ce27" office:value-type="string">
            <text:p>Notes</text:p>
          </table:table-cell>
          <table:table-cell table:number-columns-repeated="1017"/>
        </table:table-row>
        <table:table-row table:style-name="ro2">
          <table:table-cell table:style-name="ce18" office:value-type="string">
            <text:p>XNA Header</text:p>
          </table:table-cell>
          <table:table-cell table:style-name="ce18" office:value-type="string">
            <text:p>n/a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table:formula="of:=[.C211]*[.D211]" office:value-type="float" office:value="50">
            <text:p>50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Packet ID</text:p>
          </table:table-cell>
          <table:table-cell table:style-name="ce1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formula="of:=[.E211]+([.C212]*[.D212])" office:value-type="float" office:value="51">
            <text:p>51</text:p>
          </table:table-cell>
          <table:table-cell table:style-name="ce23"/>
          <table:table-cell table:style-name="ce29" office:value-type="string">
            <text:p>NETCLIENT_CLUSTER_EVADE</text:p>
          </table:table-cell>
          <table:table-cell table:number-columns-repeated="1017"/>
        </table:table-row>
        <table:table-row table:style-name="ro2">
          <table:table-cell table:style-name="ce19" table:number-columns-repeated="2"/>
          <table:table-cell table:style-name="ce19"/>
          <table:table-cell table:style-name="ce19"/>
          <table:table-cell table:style-name="ce23" table:formula="of:=[.E212]+([.C213]*[.D213])" office:value-type="float" office:value="51">
            <text:p>51</text:p>
          </table:table-cell>
          <table:table-cell table:style-name="ce19" table:number-columns-repeated="2"/>
          <table:table-cell table:number-columns-repeated="1017"/>
        </table:table-row>
        <table:table-row table:style-name="ro5">
          <table:table-cell table:style-name="ce21" office:value-type="string">
            <text:p>Src Cluster</text:p>
          </table:table-cell>
          <table:table-cell table:style-name="ce21" office:value-type="string">
            <text:p>byte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3" table:formula="of:=[.E213]+([.C214]*[.D214])" office:value-type="float" office:value="52">
            <text:p>52</text:p>
          </table:table-cell>
          <table:table-cell table:style-name="ce24" table:number-columns-repeated="2"/>
          <table:table-cell table:number-columns-repeated="1017"/>
        </table:table-row>
        <table:table-row table:style-name="ro2">
          <table:table-cell table:style-name="ce18" office:value-type="string">
            <text:p>Avoiding</text:p>
          </table:table-cell>
          <table:table-cell table:style-name="ce1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formula="of:=[.E214]+([.C215]*[.D215])" office:value-type="float" office:value="53">
            <text:p>53</text:p>
          </table:table-cell>
          <table:table-cell table:style-name="ce23"/>
          <table:table-cell table:style-name="ce28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4"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At 1/1200 packet sec</text:p>
          </table:table-cell>
          <table:table-cell table:formula="of:=[.E215]*0.0008" office:value-type="float" office:value="0.0424">
            <text:p>0.04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/>
          <table:table-cell office:value-type="string">
            <text:p>Total per second (kb/s)</text:p>
          </table:table-cell>
          <table:table-cell table:style-name="ce14" table:formula="of:=[.E217]/1024" office:value-type="float" office:value="0.00004140625">
            <text:p>0.00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table:number-columns-repeated="2"/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>
          <table:table-cell table:style-name="ce6" office:value-type="string">
            <text:p>Comment:</text:p>
          </table:table-cell>
          <table:table-cell table:style-name="Default"/>
          <table:table-cell table:number-columns-repeated="2"/>
          <table:table-cell table:style-name="ce14"/>
          <table:table-cell/>
          <table:table-cell table:style-name="ce6"/>
          <table:table-cell table:number-columns-repeated="1017"/>
        </table:table-row>
        <table:table-row table:style-name="ro2" table:number-rows-repeated="653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8" table:number-columns-repeated="1024" table:default-cell-style-name="Excel_20_Built-in_20_Normal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AU">
      <number:number number:min-integer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n" number:country="AU">
      <number:number number:decimal-places="0" number:min-integer-digits="1" number:grouping="true"/>
    </number:number-style>
    <number:number-style style:name="N5115" number:language="en" number:country="AU">
      <number:text>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en" number:country="AU">
      <number:number number:decimal-places="0" number:min-integer-digits="1" number:grouping="true"/>
    </number:number-style>
    <number:number-style style:name="N5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AU">
      <number:number number:decimal-places="2" number:min-integer-digits="1" number:grouping="true"/>
    </number:number-style>
    <number:number-style style:name="N5117" number:language="en" number:country="AU">
      <number:text>-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en" number:country="AU">
      <number:number number:decimal-places="2" number:min-integer-digits="1" number:grouping="true"/>
    </number:number-style>
    <number:number-style style:name="N5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22P0" style:volatile="true" number:language="en" number:country="AU">
      <number:number number:decimal-places="0" number:min-integer-digits="1" number:grouping="true"/>
      <number:text> </number:text>
    </number:number-style>
    <number:number-style style:name="N5122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22P2" style:volatile="true" number:language="en" number:country="AU">
      <number:text> - </number:text>
    </number:number-style>
    <number:text-style style:name="N5122" number:language="en" number:country="AU"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currency-style style:name="N5126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5126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26P2" style:volatile="true" number:language="en" number:country="AU">
      <number:currency-symbol/>
      <number:text>- </number:text>
    </number:currency-style>
    <number:text-style style:name="N5126" number:language="en" number:country="AU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n" number:country="AU">
      <number:number number:decimal-places="2" number:min-integer-digits="1" number:grouping="true"/>
      <number:text> </number:text>
    </number:number-style>
    <number:number-style style:name="N5130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30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30" number:language="en" number:country="AU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currency-style style:name="N5134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5134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34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5134" number:language="en" number:country="AU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time-style style:name="N5135" number:language="en" number:country="AU">
      <number:minutes number:style="long"/>
      <number:text>:</number:text>
      <number:seconds number:style="long"/>
    </number:time-style>
    <number:time-style style:name="N5136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7" number:language="en" number:country="AU">
      <number:minutes number:style="long"/>
      <number:text>:</number:text>
      <number:seconds number:style="long" number:decimal-places="1"/>
    </number:time-style>
    <number:number-style style:name="N5138" number:language="en" number:country="AU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9">09/07/2009</text:date>, <text:time>11:1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7-09T11:13:11.71</dc:date>
    <dc:creator>Phillip Cooper</dc:creator>
    <meta:generator>OpenOffice.org/3.1$Win32 OpenOffice.org_project/310m11$Build-9399</meta:generator>
    <meta:editing-duration>PT11H34M13S</meta:editing-duration>
    <meta:editing-cycles>34</meta:editing-cycles>
    <meta:document-statistic meta:table-count="3" meta:cell-count="1041" meta:object-count="0"/>
  </office:meta>
</office:document-meta>
</file>